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dfView.AbstractPdf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View.buildPdfMetadata( Map &lt; String , Object &gt; model , Document document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dfView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View.newWriter( Document document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View.generatesDownloa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dfView.prepareWriter( Map &lt; String , Object &gt; model , PdfWriter writer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View.getViewer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